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3d3ab" draw:opacity="70%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0.76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none" draw:textarea-vertical-align="middle" fo:min-height="1.718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none" draw:textarea-vertical-align="middle" fo:min-height="4.318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solid" draw:fill-color="#d3d3ab" draw:shadow="hidden"/>
    </style:style>
    <style:style style:name="gr7" style:family="graphic" style:parent-style-name="standard">
      <style:graphic-properties draw:stroke="none" draw:fill="none" draw:textarea-vertical-align="middle" fo:min-height="2.318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1.668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0.918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0.918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0.218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0.218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textarea-vertical-align="middle" fo:min-height="0.518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none" draw:textarea-vertical-align="middle" fo:min-height="0.518cm" fo:min-width="2.54cm" fo:padding-top="0.141cm" fo:padding-bottom="0.141cm" fo:padding-left="0.141cm" fo:padding-right="0.141cm"/>
    </style:style>
    <style:style style:name="gr15" style:family="graphic" style:parent-style-name="standard">
      <style:graphic-properties draw:stroke="none" draw:fill="none" draw:textarea-vertical-align="middle" fo:min-height="0.937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none" draw:fill="none" draw:textarea-vertical-align="middle" fo:min-height="0.318cm" fo:min-width="2.54cm" fo:padding-top="0.141cm" fo:padding-bottom="0.141cm" fo:padding-left="0.141cm" fo:padding-right="0.141cm"/>
    </style:style>
    <style:style style:name="gr17" style:family="graphic" style:parent-style-name="standard">
      <style:graphic-properties draw:stroke="none" draw:fill="none" draw:textarea-vertical-align="middle" fo:min-height="1.755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0.418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textarea-vertical-align="middle" fo:min-height="0.418cm" fo:min-width="2.54cm" fo:padding-top="0.141cm" fo:padding-bottom="0.141cm" fo:padding-left="0.141cm" fo:padding-right="0.141cm"/>
    </style:style>
    <style:style style:name="P1" style:family="paragraph">
      <loext:graphic-properties draw:fill="solid" draw:fill-color="#d3d3ab" draw:opacity="70%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solid" draw:fill-color="#d3d3ab"/>
    </style:style>
    <style:style style:name="T1" style:family="text">
      <style:text-properties fo:color="#000000" style:font-name="Calibri1" fo:font-size="12pt" style:font-name-asian="Calibri1" style:font-size-asian="12pt" style:font-name-complex="Calibr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olygon draw:style-name="gr1" draw:text-style-name="P1" draw:layer="layout" svg:width="20.2cm" svg:height="8.6cm" svg:x="3.927cm" svg:y="4.6cm" svg:viewBox="0 0 20201 8601" draw:points="0,8601 20201,8601 20201,0 0,0">
              <text:p/>
            </draw:polygon>
            <draw:polygon draw:style-name="gr2" draw:text-style-name="P2" draw:layer="layout" svg:width="20.2cm" svg:height="8.6cm" svg:x="3.927cm" svg:y="4.6cm" svg:viewBox="0 0 20201 8601" draw:points="0,8601 20201,8601 20201,0 0,0">
              <text:p/>
            </draw:polygon>
          </draw:g>
          <draw:frame draw:style-name="gr3" draw:text-style-name="P2" draw:layer="layout" svg:width="4.673cm" svg:height="1.042cm" svg:x="19.33cm" svg:y="12.042cm">
            <draw:text-box>
              <text:p text:style-name="P3"><text:span text:style-name="T1">PDUQueue module</text:span></text:p>
            </draw:text-box>
          </draw:frame>
        </draw:g>
        <draw:g>
          <draw:g>
            <draw:polygon draw:style-name="gr1" draw:text-style-name="P1" draw:layer="layout" svg:width="2.7cm" svg:height="2cm" svg:x="1.227cm" svg:y="9.7cm" svg:viewBox="0 0 2701 2001" draw:points="500,500 500,0 0,1001 499,2000 499,1500 2201,1501 2201,2001 2701,1001 2201,0 2201,500">
              <text:p/>
            </draw:polygon>
            <draw:polygon draw:style-name="gr2" draw:text-style-name="P2" draw:layer="layout" svg:width="2.7cm" svg:height="2cm" svg:x="1.227cm" svg:y="9.7cm" svg:viewBox="0 0 2701 2001" draw:points="500,500 500,0 0,1001 499,2000 499,1500 2201,1501 2201,2001 2701,1001 2201,0 2201,500">
              <text:p/>
            </draw:polygon>
          </draw:g>
          <draw:frame draw:style-name="gr4" draw:text-style-name="P4" draw:layer="layout" svg:width="3.427cm" svg:height="2cm" svg:x="0.873cm" svg:y="8.117cm">
            <draw:text-box>
              <text:p text:style-name="P3"><text:span text:style-name="T1">Data and </text:span><text:span text:style-name="T1"><text:line-break/></text:span><text:span text:style-name="T1">control in</text:span></text:p>
            </draw:text-box>
          </draw:frame>
        </draw:g>
        <draw:g>
          <draw:g>
            <draw:polygon draw:style-name="gr1" draw:text-style-name="P1" draw:layer="layout" svg:width="2.6cm" svg:height="2cm" svg:x="24.1cm" svg:y="9.25cm" svg:viewBox="0 0 2601 2001" draw:points="499,500 499,0 0,1001 499,2001 499,1501 2101,1500 2101,2001 2601,1001 2101,0 2101,500">
              <text:p/>
            </draw:polygon>
            <draw:polygon draw:style-name="gr2" draw:text-style-name="P2" draw:layer="layout" svg:width="2.6cm" svg:height="2cm" svg:x="24.1cm" svg:y="9.25cm" svg:viewBox="0 0 2601 2001" draw:points="499,500 499,0 0,1001 499,2001 499,1501 2101,1500 2101,2001 2601,1001 2101,0 2101,500">
              <text:p/>
            </draw:polygon>
          </draw:g>
          <draw:frame draw:style-name="gr4" draw:text-style-name="P2" draw:layer="layout" svg:width="3.5cm" svg:height="2cm" svg:x="23.7cm" svg:y="7.7cm">
            <draw:text-box>
              <text:p text:style-name="P3"><text:span text:style-name="T1">Data and</text:span><text:span text:style-name="T1"><text:line-break/></text:span><text:span text:style-name="T1">control out</text:span></text:p>
            </draw:text-box>
          </draw:frame>
        </draw:g>
        <draw:g>
          <draw:g>
            <draw:polygon draw:style-name="gr1" draw:text-style-name="P1" draw:layer="layout" svg:width="4.6cm" svg:height="3.2cm" svg:x="18.327cm" svg:y="1.4cm" svg:viewBox="0 0 4601 3201" draw:points="3451,801 4601,801 2300,0 0,799 1150,799 1150,2400 0,2400 2299,3201 4601,2402 3451,2402">
              <text:p/>
            </draw:polygon>
            <draw:polygon draw:style-name="gr2" draw:text-style-name="P2" draw:layer="layout" svg:width="4.6cm" svg:height="3.2cm" svg:x="18.327cm" svg:y="1.4cm" svg:viewBox="0 0 4601 3201" draw:points="3451,801 4601,801 2300,0 0,799 1150,799 1150,2400 0,2400 2299,3201 4601,2402 3451,2402">
              <text:p/>
            </draw:polygon>
          </draw:g>
          <draw:frame draw:style-name="gr5" draw:text-style-name="P2" draw:layer="layout" svg:width="2.35cm" svg:height="4.6cm" svg:x="19.427cm" svg:y="0.7cm">
            <draw:text-box>
              <text:p text:style-name="P3"><text:span text:style-name="T1">Control data and control</text:span></text:p>
              <text:p text:style-name="P3"><text:span text:style-name="T1">signals</text:span></text:p>
            </draw:text-box>
          </draw:frame>
        </draw:g>
        <draw:g>
          <draw:g>
            <draw:polygon draw:style-name="gr6" draw:text-style-name="P5" draw:layer="layout" svg:width="7.4cm" svg:height="2.6cm" svg:x="8.727cm" svg:y="9.4cm" svg:viewBox="0 0 7401 2601" draw:points="0,2601 7401,2601 7401,0 0,0">
              <text:p/>
            </draw:polygon>
            <draw:polygon draw:style-name="gr2" draw:text-style-name="P2" draw:layer="layout" svg:width="7.4cm" svg:height="2.6cm" svg:x="8.727cm" svg:y="9.4cm" svg:viewBox="0 0 7401 2601" draw:points="0,2601 7401,2601 7401,0 0,0">
              <text:p/>
            </draw:polygon>
          </draw:g>
          <draw:frame draw:style-name="gr7" draw:text-style-name="P2" draw:layer="layout" svg:width="7.4cm" svg:height="2.6cm" svg:x="8.727cm" svg:y="9.4cm">
            <draw:text-box>
              <text:p text:style-name="P3"><text:span text:style-name="T1">FIFO</text:span></text:p>
            </draw:text-box>
          </draw:frame>
        </draw:g>
        <draw:g>
          <draw:g>
            <draw:polygon draw:style-name="gr6" draw:text-style-name="P5" draw:layer="layout" svg:width="4cm" svg:height="1.95cm" svg:x="6.227cm" svg:y="5.95cm" svg:viewBox="0 0 4001 1951" draw:points="0,1951 4001,1951 4001,0 0,0">
              <text:p/>
            </draw:polygon>
            <draw:polygon draw:style-name="gr2" draw:text-style-name="P2" draw:layer="layout" svg:width="4cm" svg:height="1.95cm" svg:x="6.227cm" svg:y="5.95cm" svg:viewBox="0 0 4001 1951" draw:points="0,1951 4001,1951 4001,0 0,0">
              <text:p/>
            </draw:polygon>
          </draw:g>
          <draw:frame draw:style-name="gr8" draw:text-style-name="P2" draw:layer="layout" svg:width="4cm" svg:height="1.95cm" svg:x="6.227cm" svg:y="5.95cm">
            <draw:text-box>
              <text:p text:style-name="P3"><text:span text:style-name="T1">RX state machine</text:span></text:p>
            </draw:text-box>
          </draw:frame>
        </draw:g>
        <draw:g>
          <draw:g>
            <draw:polygon draw:style-name="gr6" draw:text-style-name="P5" draw:layer="layout" svg:width="4.2cm" svg:height="1.95cm" svg:x="14.427cm" svg:y="5.95cm" svg:viewBox="0 0 4201 1951" draw:points="0,1951 4201,1951 4201,0 0,0">
              <text:p/>
            </draw:polygon>
            <draw:polygon draw:style-name="gr2" draw:text-style-name="P2" draw:layer="layout" svg:width="4.2cm" svg:height="1.95cm" svg:x="14.427cm" svg:y="5.95cm" svg:viewBox="0 0 4201 1951" draw:points="0,1951 4201,1951 4201,0 0,0">
              <text:p/>
            </draw:polygon>
          </draw:g>
          <draw:frame draw:style-name="gr8" draw:text-style-name="P2" draw:layer="layout" svg:width="4.2cm" svg:height="1.95cm" svg:x="14.427cm" svg:y="5.95cm">
            <draw:text-box>
              <text:p text:style-name="P3"><text:span text:style-name="T1">Proccessing state macheine</text:span></text:p>
            </draw:text-box>
          </draw:frame>
        </draw:g>
        <draw:g>
          <draw:polygon draw:style-name="gr6" draw:text-style-name="P5" draw:layer="layout" svg:width="2.4cm" svg:height="1.2cm" svg:x="6.327cm" svg:y="10.1cm" svg:viewBox="0 0 2401 1201" draw:points="0,900 2100,901 2100,1201 2401,601 2101,0 2101,300 0,299">
            <text:p/>
          </draw:polygon>
          <draw:frame draw:style-name="gr9" draw:text-style-name="P2" draw:layer="layout" svg:width="2.4cm" svg:height="1.219cm" svg:x="6.327cm" svg:y="10.091cm">
            <draw:text-box>
              <text:p/>
            </draw:text-box>
          </draw:frame>
        </draw:g>
        <draw:g>
          <draw:polygon draw:style-name="gr2" draw:text-style-name="P2" draw:layer="layout" svg:width="2.4cm" svg:height="1.2cm" svg:x="6.327cm" svg:y="10.1cm" svg:viewBox="0 0 2401 1201" draw:points="0,900 2100,901 2100,1201 2401,601 2101,0 2101,300 0,299">
            <text:p/>
          </draw:polygon>
          <draw:frame draw:style-name="gr9" draw:text-style-name="P2" draw:layer="layout" svg:width="2.4cm" svg:height="1.219cm" svg:x="6.327cm" svg:y="10.091cm">
            <draw:text-box>
              <text:p/>
            </draw:text-box>
          </draw:frame>
        </draw:g>
        <draw:frame draw:style-name="gr10" draw:text-style-name="P2" draw:layer="layout" svg:width="2.973cm" svg:height="1.418cm" svg:x="6.054cm" svg:y="11.191cm">
          <draw:text-box>
            <text:p text:style-name="P3"><text:span text:style-name="T1">Data <text:s/>and control in</text:span></text:p>
          </draw:text-box>
        </draw:frame>
        <draw:g>
          <draw:polygon draw:style-name="gr6" draw:text-style-name="P5" draw:layer="layout" svg:width="0.5cm" svg:height="1.5cm" svg:x="9.217cm" svg:y="7.9cm" svg:viewBox="0 0 501 1501" draw:points="124,0 124,1376 0,1376 250,1501 501,1376 375,1376 375,0">
            <text:p/>
          </draw:polygon>
          <draw:frame draw:style-name="gr11" draw:text-style-name="P2" draw:layer="layout" svg:width="1.5cm" svg:height="1.219cm" draw:transform="rotate (1.5707963267949) translate (8.858cm 9.4cm)">
            <draw:text-box>
              <text:p/>
            </draw:text-box>
          </draw:frame>
        </draw:g>
        <draw:g>
          <draw:polygon draw:style-name="gr2" draw:text-style-name="P2" draw:layer="layout" svg:width="0.5cm" svg:height="1.5cm" svg:x="9.217cm" svg:y="7.9cm" svg:viewBox="0 0 501 1501" draw:points="124,0 124,1376 0,1376 250,1501 501,1376 375,1376 375,0">
            <text:p/>
          </draw:polygon>
          <draw:frame draw:style-name="gr11" draw:text-style-name="P2" draw:layer="layout" svg:width="1.5cm" svg:height="1.219cm" draw:transform="rotate (1.5707963267949) translate (8.858cm 9.4cm)">
            <draw:text-box>
              <text:p/>
            </draw:text-box>
          </draw:frame>
        </draw:g>
        <draw:frame draw:style-name="gr12" draw:text-style-name="P2" draw:layer="layout" svg:width="1.9cm" svg:height="1.418cm" svg:x="9.377cm" svg:y="7.841cm">
          <draw:text-box>
            <text:p text:style-name="P3"><text:span text:style-name="T1">Write control</text:span></text:p>
          </draw:text-box>
        </draw:frame>
        <draw:g>
          <draw:polygon draw:style-name="gr6" draw:text-style-name="P5" draw:layer="layout" svg:width="0.8cm" svg:height="2.3cm" svg:x="7.227cm" svg:y="7.9cm" svg:viewBox="0 0 801 2301" draw:points="600,2301 600,199 801,199 400,0 0,199 199,199 199,2301">
            <text:p/>
          </draw:polygon>
          <draw:frame draw:style-name="gr13" draw:text-style-name="P2" draw:layer="layout" svg:width="2.3cm" svg:height="1.219cm" draw:transform="rotate (1.5707963267949) translate (7.018cm 10.2cm)">
            <draw:text-box>
              <text:p/>
            </draw:text-box>
          </draw:frame>
        </draw:g>
        <draw:g>
          <draw:polygon draw:style-name="gr2" draw:text-style-name="P2" draw:layer="layout" svg:width="0.8cm" svg:height="2.3cm" svg:x="7.227cm" svg:y="7.9cm" svg:viewBox="0 0 801 2301" draw:points="600,2301 600,199 801,199 400,0 0,199 199,199 199,2301">
            <text:p/>
          </draw:polygon>
          <draw:frame draw:style-name="gr13" draw:text-style-name="P2" draw:layer="layout" svg:width="2.3cm" svg:height="1.219cm" draw:transform="rotate (1.5707963267949) translate (7.018cm 10.2cm)">
            <draw:text-box>
              <text:p/>
            </draw:text-box>
          </draw:frame>
        </draw:g>
        <draw:frame draw:style-name="gr14" draw:text-style-name="P2" draw:layer="layout" svg:width="2.3cm" svg:height="1.418cm" svg:x="5.277cm" svg:y="8.391cm">
          <draw:text-box>
            <text:p text:style-name="P3"><text:span text:style-name="T1">Delay control</text:span></text:p>
          </draw:text-box>
        </draw:frame>
        <draw:g>
          <draw:polygon draw:style-name="gr6" draw:text-style-name="P5" draw:layer="layout" svg:width="5.499cm" svg:height="1.2cm" svg:x="16.127cm" svg:y="10.1cm" svg:viewBox="0 0 5500 1201" draw:points="0,900 5205,901 5205,1201 5500,601 5205,0 5205,300 0,299">
            <text:p/>
          </draw:polygon>
          <draw:frame draw:style-name="gr15" draw:text-style-name="P2" draw:layer="layout" svg:width="5.499cm" svg:height="1.219cm" svg:x="16.127cm" svg:y="10.091cm">
            <draw:text-box>
              <text:p/>
            </draw:text-box>
          </draw:frame>
        </draw:g>
        <draw:g>
          <draw:polygon draw:style-name="gr2" draw:text-style-name="P2" draw:layer="layout" svg:width="5.499cm" svg:height="1.2cm" svg:x="16.127cm" svg:y="10.1cm" svg:viewBox="0 0 5500 1201" draw:points="0,900 5205,901 5205,1201 5500,601 5205,0 5205,300 0,299">
            <text:p/>
          </draw:polygon>
          <draw:frame draw:style-name="gr15" draw:text-style-name="P2" draw:layer="layout" svg:width="5.499cm" svg:height="1.219cm" svg:x="16.127cm" svg:y="10.091cm">
            <draw:text-box>
              <text:p/>
            </draw:text-box>
          </draw:frame>
        </draw:g>
        <draw:frame draw:style-name="gr10" draw:text-style-name="P4" draw:layer="layout" svg:width="5.6cm" svg:height="1.2cm" svg:x="16.127cm" svg:y="10.1cm">
          <draw:text-box>
            <text:p text:style-name="P3"><text:span text:style-name="T1">Data and control out</text:span></text:p>
          </draw:text-box>
        </draw:frame>
        <draw:g>
          <draw:polygon draw:style-name="gr6" draw:text-style-name="P5" draw:layer="layout" svg:width="0.8cm" svg:height="4cm" svg:x="20.227cm" svg:y="6.4cm" svg:viewBox="0 0 801 4001" draw:points="600,4001 600,199 801,200 400,0 0,199 199,199 199,4001">
            <text:p/>
          </draw:polygon>
          <draw:frame draw:style-name="gr13" draw:text-style-name="P2" draw:layer="layout" svg:width="4cm" svg:height="1.219cm" draw:transform="rotate (1.5707963267949) translate (20.018cm 10.4cm)">
            <draw:text-box>
              <text:p/>
            </draw:text-box>
          </draw:frame>
        </draw:g>
        <draw:g>
          <draw:polygon draw:style-name="gr2" draw:text-style-name="P2" draw:layer="layout" svg:width="0.8cm" svg:height="4cm" svg:x="20.227cm" svg:y="6.4cm" svg:viewBox="0 0 801 4001" draw:points="600,4001 600,199 801,200 400,0 0,199 199,199 199,4001">
            <text:p/>
          </draw:polygon>
          <draw:frame draw:style-name="gr13" draw:text-style-name="P2" draw:layer="layout" svg:width="4cm" svg:height="1.219cm" draw:transform="rotate (1.5707963267949) translate (20.018cm 10.4cm)">
            <draw:text-box>
              <text:p/>
            </draw:text-box>
          </draw:frame>
        </draw:g>
        <draw:frame draw:style-name="gr14" draw:text-style-name="P2" draw:layer="layout" svg:width="2.24cm" svg:height="1.418cm" svg:x="20.587cm" svg:y="6.582cm">
          <draw:text-box>
            <text:p text:style-name="P3"><text:span text:style-name="T1">Control data</text:span></text:p>
          </draw:text-box>
        </draw:frame>
        <draw:g>
          <draw:polygon draw:style-name="gr6" draw:text-style-name="P5" draw:layer="layout" svg:width="0.5cm" svg:height="1.5cm" svg:x="15.477cm" svg:y="7.9cm" svg:viewBox="0 0 501 1501" draw:points="124,0 124,1376 0,1376 250,1501 501,1376 377,1376 377,0">
            <text:p/>
          </draw:polygon>
          <draw:frame draw:style-name="gr11" draw:text-style-name="P2" draw:layer="layout" svg:width="1.5cm" svg:height="1.219cm" draw:transform="rotate (1.5707963267949) translate (15.118cm 9.4cm)">
            <draw:text-box>
              <text:p/>
            </draw:text-box>
          </draw:frame>
        </draw:g>
        <draw:g>
          <draw:polygon draw:style-name="gr2" draw:text-style-name="P2" draw:layer="layout" svg:width="0.5cm" svg:height="1.5cm" svg:x="15.477cm" svg:y="7.9cm" svg:viewBox="0 0 501 1501" draw:points="124,0 124,1376 0,1376 250,1501 501,1376 377,1376 377,0">
            <text:p/>
          </draw:polygon>
          <draw:frame draw:style-name="gr11" draw:text-style-name="P2" draw:layer="layout" svg:width="1.5cm" svg:height="1.219cm" draw:transform="rotate (1.5707963267949) translate (15.118cm 9.4cm)">
            <draw:text-box>
              <text:p/>
            </draw:text-box>
          </draw:frame>
        </draw:g>
        <draw:frame draw:style-name="gr12" draw:text-style-name="P2" draw:layer="layout" svg:width="1.75cm" svg:height="1.418cm" svg:x="15.727cm" svg:y="7.791cm">
          <draw:text-box>
            <text:p text:style-name="P3"><text:span text:style-name="T1">Read control</text:span></text:p>
          </draw:text-box>
        </draw:frame>
        <draw:g>
          <draw:polygon draw:style-name="gr6" draw:text-style-name="P5" draw:layer="layout" svg:width="1.4cm" svg:height="0.8cm" svg:x="6.427cm" svg:y="9.6cm" svg:viewBox="0 0 1401 801" draw:points="1401,200 200,200 200,0 0,401 200,801 200,601 1401,601">
            <text:p/>
          </draw:polygon>
          <draw:frame draw:style-name="gr15" draw:text-style-name="P2" draw:layer="layout" svg:width="1.4cm" svg:height="1.219cm" svg:x="6.427cm" svg:y="9.391cm">
            <draw:text-box>
              <text:p/>
            </draw:text-box>
          </draw:frame>
        </draw:g>
        <draw:g>
          <draw:polygon draw:style-name="gr2" draw:text-style-name="P2" draw:layer="layout" svg:width="1.4cm" svg:height="0.8cm" svg:x="6.427cm" svg:y="9.6cm" svg:viewBox="0 0 1401 801" draw:points="1401,200 200,200 200,0 0,401 200,801 200,601 1401,601">
            <text:p/>
          </draw:polygon>
          <draw:frame draw:style-name="gr13" draw:text-style-name="P2" draw:layer="layout" svg:width="1.4cm" svg:height="1.219cm" svg:x="6.427cm" svg:y="9.391cm">
            <draw:text-box>
              <text:p/>
            </draw:text-box>
          </draw:frame>
        </draw:g>
        <draw:frame draw:style-name="gr16" draw:text-style-name="P2" draw:layer="layout" svg:width="1.703cm" svg:height="1.219cm" draw:transform="rotate (-3.14159265358979) translate (7.727cm 10.509cm)">
          <draw:text-box>
            <text:p/>
          </draw:text-box>
        </draw:frame>
        <draw:g>
          <draw:polygon draw:style-name="gr6" draw:text-style-name="P5" draw:layer="layout" svg:width="3.674cm" svg:height="0.5cm" svg:x="17.952cm" svg:y="9.65cm" svg:viewBox="0 0 3675 501" draw:points="0,375 3554,375 3554,501 3675,250 3554,0 3554,124 0,124">
            <text:p/>
          </draw:polygon>
          <draw:frame draw:style-name="gr15" draw:text-style-name="P2" draw:layer="layout" svg:width="3.674cm" svg:height="1.219cm" svg:x="17.952cm" svg:y="9.291cm">
            <draw:text-box>
              <text:p/>
            </draw:text-box>
          </draw:frame>
        </draw:g>
        <draw:g>
          <draw:polygon draw:style-name="gr2" draw:text-style-name="P2" draw:layer="layout" svg:width="3.674cm" svg:height="0.5cm" svg:x="17.952cm" svg:y="9.65cm" svg:viewBox="0 0 3675 501" draw:points="0,375 3554,375 3554,501 3675,250 3554,0 3554,124 0,124">
            <text:p/>
          </draw:polygon>
          <draw:frame draw:style-name="gr15" draw:text-style-name="P2" draw:layer="layout" svg:width="3.674cm" svg:height="1.219cm" svg:x="17.952cm" svg:y="9.291cm">
            <draw:text-box>
              <text:p/>
            </draw:text-box>
          </draw:frame>
        </draw:g>
        <draw:frame draw:style-name="gr12" draw:text-style-name="P2" draw:layer="layout" svg:width="3.775cm" svg:height="0.799cm" svg:x="17.39cm" svg:y="8.8cm">
          <draw:text-box>
            <text:p text:style-name="P3"><text:span text:style-name="T1">Control out</text:span></text:p>
          </draw:text-box>
        </draw:frame>
        <draw:g>
          <draw:polygon draw:style-name="gr6" draw:text-style-name="P5" draw:layer="layout" svg:width="0.5cm" svg:height="2.12cm" svg:x="17.827cm" svg:y="7.9cm" svg:viewBox="0 0 501 2121" draw:points="377,2121 377,124 501,124 250,0 0,124 124,124 124,2121">
            <text:p/>
          </draw:polygon>
          <draw:frame draw:style-name="gr11" draw:text-style-name="P2" draw:layer="layout" svg:width="2.12cm" svg:height="1.219cm" draw:transform="rotate (1.5707963267949) translate (17.468cm 10.02cm)">
            <draw:text-box>
              <text:p/>
            </draw:text-box>
          </draw:frame>
        </draw:g>
        <draw:g>
          <draw:polygon draw:style-name="gr2" draw:text-style-name="P2" draw:layer="layout" svg:width="0.5cm" svg:height="2.12cm" svg:x="17.827cm" svg:y="7.9cm" svg:viewBox="0 0 501 2121" draw:points="377,2121 377,124 501,124 250,0 0,124 124,124 124,2121">
            <text:p/>
          </draw:polygon>
          <draw:frame draw:style-name="gr11" draw:text-style-name="P2" draw:layer="layout" svg:width="2.12cm" svg:height="1.219cm" draw:transform="rotate (1.5707963267949) translate (17.468cm 10.02cm)">
            <draw:text-box>
              <text:p/>
            </draw:text-box>
          </draw:frame>
        </draw:g>
        <draw:frame draw:style-name="gr11" draw:text-style-name="P2" draw:layer="layout" svg:width="2.12cm" svg:height="1.219cm" svg:x="16.267cm" svg:y="8.563cm">
          <draw:text-box>
            <text:p/>
          </draw:text-box>
        </draw:frame>
        <draw:g>
          <draw:g>
            <draw:polygon draw:style-name="gr6" draw:text-style-name="P5" draw:layer="layout" svg:width="2.5cm" svg:height="1.8cm" svg:x="21.627cm" svg:y="9.4cm" svg:viewBox="0 0 2501 1801" draw:points="0,1801 2501,1801 2501,0 0,0">
              <text:p/>
            </draw:polygon>
            <draw:polygon draw:style-name="gr2" draw:text-style-name="P2" draw:layer="layout" svg:width="2.5cm" svg:height="1.8cm" svg:x="21.627cm" svg:y="9.4cm" svg:viewBox="0 0 2501 1801" draw:points="0,1801 2501,1801 2501,0 0,0">
              <text:p/>
            </draw:polygon>
          </draw:g>
          <draw:frame draw:style-name="gr17" draw:text-style-name="P4" draw:layer="layout" svg:width="2.5cm" svg:height="2.037cm" svg:x="21.627cm" svg:y="9.282cm">
            <draw:text-box>
              <text:p text:style-name="P3"><text:span text:style-name="T1">Configurable Output delay</text:span></text:p>
            </draw:text-box>
          </draw:frame>
        </draw:g>
        <draw:g>
          <draw:polygon draw:style-name="gr6" draw:text-style-name="P5" draw:layer="layout" svg:width="1.56cm" svg:height="0.7cm" svg:x="18.627cm" svg:y="6.67cm" svg:viewBox="0 0 1561 701" draw:points="1561,174 174,174 174,0 0,350 174,701 174,525 1561,525">
            <text:p/>
          </draw:polygon>
          <draw:frame draw:style-name="gr18" draw:text-style-name="P2" draw:layer="layout" svg:width="1.56cm" svg:height="1.219cm" svg:x="18.627cm" svg:y="6.411cm">
            <draw:text-box>
              <text:p/>
            </draw:text-box>
          </draw:frame>
        </draw:g>
        <draw:g>
          <draw:polygon draw:style-name="gr2" draw:text-style-name="P2" draw:layer="layout" svg:width="1.56cm" svg:height="0.7cm" svg:x="18.627cm" svg:y="6.67cm" svg:viewBox="0 0 1561 701" draw:points="1561,174 174,174 174,0 0,350 174,701 174,525 1561,525">
            <text:p/>
          </draw:polygon>
          <draw:frame draw:style-name="gr18" draw:text-style-name="P2" draw:layer="layout" svg:width="1.56cm" svg:height="1.219cm" svg:x="18.627cm" svg:y="6.411cm">
            <draw:text-box>
              <text:p/>
            </draw:text-box>
          </draw:frame>
        </draw:g>
        <draw:frame draw:style-name="gr19" draw:text-style-name="P2" draw:layer="layout" svg:width="1.8cm" svg:height="1.418cm" svg:x="18.727cm" svg:y="7.182cm">
          <draw:text-box>
            <text:p text:style-name="P3"><text:span text:style-name="T1">Delay</text:span><text:span text:style-name="T1"><text:line-break/></text:span><text:span text:style-name="T1">Control</text:span></text:p>
          </draw:text-box>
        </draw:frame>
        <draw:g>
          <draw:polygon draw:style-name="gr6" draw:text-style-name="P5" draw:layer="layout" svg:width="0.7cm" svg:height="0.8cm" svg:x="19.677cm" svg:y="6.4cm" svg:viewBox="0 0 701 801" draw:points="525,801 527,174 701,174 350,0 0,174 174,174 174,801">
            <text:p/>
          </draw:polygon>
          <draw:frame draw:style-name="gr18" draw:text-style-name="P2" draw:layer="layout" svg:width="0.8cm" svg:height="1.219cm" draw:transform="rotate (1.5707963267949) translate (19.418cm 7.2cm)">
            <draw:text-box>
              <text:p/>
            </draw:text-box>
          </draw:frame>
        </draw:g>
        <draw:g>
          <draw:polygon draw:style-name="gr2" draw:text-style-name="P2" draw:layer="layout" svg:width="0.7cm" svg:height="0.8cm" svg:x="19.677cm" svg:y="6.4cm" svg:viewBox="0 0 701 801" draw:points="525,801 527,174 701,174 350,0 0,174 174,174 174,801">
            <text:p/>
          </draw:polygon>
          <draw:frame draw:style-name="gr18" draw:text-style-name="P2" draw:layer="layout" svg:width="0.8cm" svg:height="1.219cm" draw:transform="rotate (1.5707963267949) translate (19.418cm 7.2cm)">
            <draw:text-box>
              <text:p/>
            </draw:text-box>
          </draw:frame>
        </draw:g>
        <draw:frame draw:style-name="gr18" draw:text-style-name="P2" draw:layer="layout" svg:width="0.8cm" svg:height="1.219cm" draw:transform="rotate (1.5707963267949) translate (19.418cm 7.2cm)">
          <draw:text-box>
            <text:p/>
          </draw:text-box>
        </draw:frame>
        <draw:g>
          <draw:g>
            <draw:polygon draw:style-name="gr6" draw:text-style-name="P5" draw:layer="layout" svg:width="2.499cm" svg:height="1.8cm" svg:x="19.427cm" svg:y="4.6cm" svg:viewBox="0 0 2500 1801" draw:points="0,1801 2500,1801 2500,0 0,0">
              <text:p/>
            </draw:polygon>
            <draw:polygon draw:style-name="gr2" draw:text-style-name="P2" draw:layer="layout" svg:width="2.499cm" svg:height="1.8cm" svg:x="19.427cm" svg:y="4.6cm" svg:viewBox="0 0 2500 1801" draw:points="0,1801 2500,1801 2500,0 0,0">
              <text:p/>
            </draw:polygon>
          </draw:g>
          <draw:frame draw:style-name="gr17" draw:text-style-name="P4" draw:layer="layout" svg:width="2.499cm" svg:height="2.037cm" svg:x="19.427cm" svg:y="4.482cm">
            <draw:text-box>
              <text:p text:style-name="P3"><text:span text:style-name="T1">Configurable Control delay</text:span></text:p>
            </draw:text-box>
          </draw:frame>
        </draw:g>
        <draw:g>
          <draw:g>
            <draw:polygon draw:style-name="gr6" draw:text-style-name="P5" draw:layer="layout" svg:width="2.499cm" svg:height="1.8cm" svg:x="3.927cm" svg:y="9.8cm" svg:viewBox="0 0 2500 1801" draw:points="0,1801 2500,1801 2500,0 0,0">
              <text:p/>
            </draw:polygon>
            <draw:polygon draw:style-name="gr2" draw:text-style-name="P2" draw:layer="layout" svg:width="2.499cm" svg:height="1.8cm" svg:x="3.927cm" svg:y="9.8cm" svg:viewBox="0 0 2500 1801" draw:points="0,1801 2500,1801 2500,0 0,0">
              <text:p/>
            </draw:polygon>
          </draw:g>
          <draw:frame draw:style-name="gr17" draw:text-style-name="P4" draw:layer="layout" svg:width="2.499cm" svg:height="2.037cm" svg:x="3.927cm" svg:y="9.682cm">
            <draw:text-box>
              <text:p text:style-name="P3"><text:span text:style-name="T1">Configurable Input delay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03T06:19:38.247000000</dc:date>
    <meta:creation-date>2013-05-17T10:31:35Z</meta:creation-date>
    <meta:generator>LibreOffice/4.4.4.3$Windows_x86 LibreOffice_project/2c39ebcf046445232b798108aa8a7e7d89552ea8</meta:generator>
    <meta:editing-duration>PT49M41S</meta:editing-duration>
    <meta:editing-cycles>14</meta:editing-cycles>
    <meta:document-statistic meta:object-count="127"/>
  </office:meta>
</office:document-meta>
</file>